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fo:text-align="start" style:justify-single-word="false" style:writing-mode="lr-tb"/>
      <style:text-properties style:font-name="Liberation Serif" fo:font-size="11pt" fo:language="es" fo:country="ES" style:font-size-asian="11pt" style:font-size-complex="11pt"/>
    </style:style>
    <style:style style:name="P2" style:family="paragraph" style:parent-style-name="Preformatted_20_Text">
      <style:paragraph-properties fo:margin-top="0cm" fo:margin-bottom="0.499cm" style:contextual-spacing="false" fo:text-align="start" style:justify-single-word="false" style:writing-mode="lr-tb"/>
      <style:text-properties style:font-name="Liberation Serif" fo:font-size="12pt" fo:language="es" fo:country="ES" officeooo:paragraph-rsid="0015732d" style:font-size-asian="12pt" style:font-size-complex="12pt"/>
    </style:style>
    <style:style style:name="P3" style:family="paragraph" style:parent-style-name="Preformatted_20_Text">
      <style:paragraph-properties fo:margin-top="0cm" fo:margin-bottom="0.499cm" style:contextual-spacing="false" fo:text-align="start" style:justify-single-word="false" style:writing-mode="lr-tb"/>
      <style:text-properties style:font-name="Liberation Serif" fo:font-size="12pt" fo:language="es" fo:country="ES" fo:font-weight="bold" officeooo:rsid="0015732d" officeooo:paragraph-rsid="0015732d" style:font-size-asian="12pt" style:font-weight-asian="bold" style:font-size-complex="12pt" style:font-weight-complex="bold"/>
    </style:style>
    <style:style style:name="P4" style:family="paragraph" style:parent-style-name="Preformatted_20_Text">
      <style:paragraph-properties fo:margin-top="0cm" fo:margin-bottom="0.499cm" style:contextual-spacing="false" fo:text-align="start" style:justify-single-word="false" style:writing-mode="lr-tb"/>
      <style:text-properties style:font-name="Liberation Serif" fo:font-size="12pt" fo:language="es" fo:country="ES" fo:font-weight="bold" officeooo:rsid="0015732d" officeooo:paragraph-rsid="00157f6a"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text-line-through-style="none" style:text-line-through-type="none" fo:font-size="22pt" style:text-underline-style="solid" style:text-underline-width="auto" style:text-underline-color="font-color" fo:font-weight="bold" officeooo:rsid="00150535" officeooo:paragraph-rsid="00150535" style:font-size-asian="22pt" style:font-weight-asian="bold" style:font-size-complex="22pt" style:font-weight-complex="bold"/>
    </style:style>
    <style:style style:name="P6" style:family="paragraph" style:parent-style-name="Standard">
      <style:paragraph-properties fo:text-align="start" style:justify-single-word="false"/>
      <style:text-properties style:text-line-through-style="none" style:text-line-through-type="none" fo:font-size="15pt" style:text-underline-style="none" fo:font-weight="normal" officeooo:rsid="00150535" officeooo:paragraph-rsid="00150535"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style:text-line-through-style="none" style:text-line-through-type="none" fo:font-size="11pt" style:text-underline-style="none" fo:font-weight="normal" officeooo:rsid="00150535" officeooo:paragraph-rsid="00150535"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line-through-style="none" style:text-line-through-type="none" fo:font-size="11pt" style:text-underline-style="none" fo:font-weight="normal" officeooo:paragraph-rsid="00150535"/>
    </style:style>
    <style:style style:name="P9" style:family="paragraph" style:parent-style-name="Standard">
      <style:paragraph-properties fo:text-align="start" style:justify-single-word="false"/>
      <style:text-properties style:text-line-through-style="none" style:text-line-through-type="none" fo:font-size="11pt" style:text-underline-style="none" fo:font-weight="bold" officeooo:paragraph-rsid="00150535" style:font-weight-asian="bold" style:font-weight-complex="bold"/>
    </style:style>
    <style:style style:name="P10" style:family="paragraph" style:parent-style-name="Standard">
      <style:paragraph-properties fo:text-align="start" style:justify-single-word="false"/>
      <style:text-properties style:text-line-through-style="none" style:text-line-through-type="none" fo:font-size="14pt" style:text-underline-style="none" fo:font-weight="bold" officeooo:rsid="00150535" officeooo:paragraph-rsid="00150535"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1pt" officeooo:paragraph-rsid="00150535" style:font-size-asian="11pt" style:font-size-complex="11pt"/>
    </style:style>
    <style:style style:name="P12" style:family="paragraph" style:parent-style-name="Standard">
      <style:paragraph-properties fo:text-align="start" style:justify-single-word="false"/>
      <style:text-properties style:font-name="Liberation Serif" fo:font-size="11pt" officeooo:paragraph-rsid="00150535" style:font-size-asian="11pt" style:font-size-complex="11pt"/>
    </style:style>
    <style:style style:name="P13" style:family="paragraph">
      <style:paragraph-properties fo:text-align="center"/>
    </style:style>
    <style:style style:name="T1" style:family="text">
      <style:text-properties officeooo:rsid="00150535"/>
    </style:style>
    <style:style style:name="T2" style:family="text">
      <style:text-properties fo:font-variant="normal" fo:text-transform="none" fo:color="#000000" loext:opacity="100%" style:font-name="Liberation Serif1" fo:font-size="12pt" fo:font-style="normal" style:text-blinking="false" fo:background-color="transparent" loext:char-shading-value="0"/>
    </style:style>
    <style:style style:name="T3" style:family="text">
      <style:text-properties fo:font-variant="normal" fo:text-transform="none" fo:color="#000000" loext:opacity="100%" style:font-name="Liberation Serif1" fo:font-size="12pt" fo:font-style="normal" officeooo:rsid="00150535" style:text-blinking="false" fo:background-color="transparent" loext:char-shading-value="0"/>
    </style:style>
    <style:style style:name="T4" style:family="text">
      <style:text-properties fo:font-variant="normal" fo:text-transform="none" fo:color="#000000" loext:opacity="100%" style:font-name="Liberation Serif1" fo:font-style="normal" style:text-blinking="false" fo:background-color="transparent" loext:char-shading-value="0" style:font-size-asian="11pt" style:font-size-complex="11pt"/>
    </style:style>
    <style:style style:name="T5" style:family="text">
      <style:text-properties fo:font-variant="normal" fo:text-transform="none" fo:color="#000000" loext:opacity="100%" style:text-line-through-style="none" style:text-line-through-type="none" style:font-name="Liberation Serif1" fo:language="es" fo:country="ES" fo:font-style="normal" style:text-underline-style="none" fo:font-weight="bold" officeooo:rsid="00150535" style:text-blinking="false" fo:background-color="transparent" loext:char-shading-value="0" style:font-weight-asian="bold" style:font-weight-complex="bold"/>
    </style:style>
    <style:style style:name="T6" style:family="text">
      <style:text-properties fo:font-variant="normal" fo:text-transform="none" fo:color="#000000" loext:opacity="100%" style:text-line-through-style="none" style:text-line-through-type="none" style:font-name="Liberation Serif" fo:language="es" fo:country="ES" fo:font-style="normal" style:text-underline-style="none" fo:font-weight="normal" officeooo:rsid="00150535" style:text-blinking="false" fo:background-color="transparent" loext:char-shading-value="0" style:font-weight-asian="normal" style:font-weight-complex="normal"/>
    </style:style>
    <style:style style:name="T7" style:family="text">
      <style:text-properties fo:font-variant="normal" fo:text-transform="none" fo:color="#000000" loext:opacity="100%" style:text-line-through-style="none" style:text-line-through-type="none" fo:language="es" fo:country="ES" fo:font-style="normal" style:text-underline-style="none" fo:font-weight="normal" officeooo:rsid="00150535" style:text-blinking="false" fo:background-color="transparent" loext:char-shading-value="0" style:font-weight-asian="normal" style:font-weight-complex="normal"/>
    </style:style>
    <style:style style:name="T8" style:family="text">
      <style:text-properties officeooo:rsid="00150535" style:font-size-asian="9.60000038146973pt" style:font-weight-asian="normal" style:font-size-complex="11pt" style:font-weight-complex="normal"/>
    </style:style>
    <style:style style:name="T9" style:family="text">
      <style:text-properties fo:font-size="11pt" fo:font-weight="normal" style:font-size-asian="9.60000038146973pt" style:font-weight-asian="normal" style:font-size-complex="11pt" style:font-weight-complex="normal"/>
    </style:style>
    <style:style style:name="T10" style:family="text">
      <style:text-properties fo:font-size="11pt" fo:font-weight="normal" officeooo:rsid="00157f6a" style:font-size-asian="9.60000038146973pt" style:font-weight-asian="normal" style:font-size-complex="11pt" style:font-weight-complex="normal"/>
    </style:style>
    <style:style style:name="T11" style:family="text">
      <style:text-properties fo:font-size="11pt" fo:font-weight="normal" officeooo:rsid="0015732d" style:font-size-asian="9.60000038146973pt" style:font-weight-asian="normal" style:font-size-complex="11pt" style:font-weight-complex="normal"/>
    </style:style>
    <style:style style:name="T12" style:family="text">
      <style:text-properties officeooo:rsid="0015732d"/>
    </style:style>
    <style:style style:name="T13" style:family="text">
      <style:text-properties fo:font-weight="bold" officeooo:rsid="0015732d" style:font-weight-asian="bold" style:font-weight-complex="bold"/>
    </style:style>
    <style:style style:name="gr1"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line text:anchor-type="paragraph" draw:z-index="0" draw:name="Línea 1" draw:style-name="gr1" draw:text-style-name="P13" svg:x1="0.245cm" svg:y1="-0.543cm" svg:x2="3.155cm" svg:y2="-0.649cm"><text:p/></draw:line>PRODE PREMIER LEAGUE</text:p>
      <text:p text:style-name="P5"/>
      <text:p text:style-name="P6">Especificación de Requerimientos de Software</text:p>
      <text:p text:style-name="P6"/>
      <text:p text:style-name="P6"/>
      <text:p text:style-name="P10">1. Introducción</text:p>
      <text:p text:style-name="P8"><text:span text:style-name="T8"><text:tab/></text:span><text:bookmark text:name="docs-internal-guid-cfc9ce26-7fff-38b2-3076-0cce7317cdf8"/><text:span text:style-name="T4">El prode Premier League 2022/23 se basa en pronosticar los 19 partidos de cada fecha(38) de este torneo. En cada prode se identificara la fecha, el equipo local, el visitante y el resultado, el orden del resultado identificara al ganador si es que lo hay (local vs visitante). Cada usuario podrá hacer cada prode de cada partido de cada fecha, siempre y cuando este sea realizado como máximo 30 minutos antes de comenzar el partido. Al termino de cada fecha, se realizara la cuenta y acumulación de puntos de cada usuario para poder sumarlo a los puntos acumulados en la tabla general, serán otorgados 2 puntos en caso de haber acertado el ganador y 3 puntos adicionales si también fue acertado el resultado, esto se evaluara en cada partido, y ademas, un punto adicional al usuario que haya sumado mas puntos en la respectiva fecha(si son mas de uno, sera un punto para cada uno). Ademas la tabla general contara con una columna adicional que tendrá la acumulación de fechas ganadas de cada usuario. Cabe aclarar que el torneo cuenta con 20 equipos ingleses, con sus respectivos nombres. Cada equipo se enfrentara con los 19 equipos restantes dos veces, una de condición de local y otra de visitante. Los usuarios contaran con una contraseña para poder ingresar a la plataforma, donde tendrán su nombre y apellido, su apodo/alias y su email como datos personales. La plataforma misma, tendrá durante la semana anterior de dicha fecha, los partidos ya programados para que el usuario puede insertar sus resultados y guardarlos. Estos pueden ser modificados antes del tiempo que se solicita entregarlos aclarado anteriormente. Al finalizar el torneo, en caso de empate de puntos, el modo de desempate serán las fechas ganadas por cada usuario.</text:span></text:p>
      <text:p text:style-name="P8"><text:span text:style-name="T2"/></text:p>
      <text:p text:style-name="P9"><text:span text:style-name="T3">1.1 Propósito</text:span></text:p>
      <text:p text:style-name="P11"><text:bookmark text:name="tw-target-text"/><text:span text:style-name="T5"><text:s/></text:span><text:span text:style-name="T6">Este documento de especificación de requisitos de software define la descripción detallada</text:span></text:p>
      <text:p text:style-name="P1">de la<text:span text:style-name="T1">s funciones de Prode Premier League con sus respectivas características y funcionales. </text:span><text:span text:style-name="T12">Este documento esta pensando para el equipo de desarrollo y dichos puntos para el entendimiento de funcionalidad para el usuario.</text:span></text:p>
      <text:p text:style-name="P2"><text:span text:style-name="T13">1.2 Alcance<text:line-break/> </text:span><text:span text:style-name="T11">El producto final busca ser un aplicación en el cual el usuario se ve enfrentado a realizar diferentes predicciones de diferentes partidos, con la búsqueda de sumar puntos para la tabla anual.</text:span></text:p>
      <text:p text:style-name="P4">1.3 Resumen del sistema <text:line-break/><text:span text:style-name="T9"> .Escenario 1 : </text:span><text:span text:style-name="T10">Usuario selecciona la fecha y el partido del cual quiere hacer su predicción.</text:span><text:span text:style-name="T9"><text:line-break/> .Escenario 2 : </text:span><text:span text:style-name="T10">Ingresa el resultado con la cantidad de goles para el equipo local y para el visitante.<text:line-break/> .Escenario 3 : Se guardan los mismos, con la opción de modificarse 30 minutos antes de que comienza el partido.<text:line-break/>.Escenario 4 : Al finalizar el partido se compara el resultado ocurrido con la predicción y se designan los puntos correspondientes.</text:span></text:p>
      <text:p text:style-name="P4"><text:span text:style-name="T10"/></text:p>
      <text:p text:style-name="P3"><text:span text:style-name="T9"/></text:p>
      <text:p text:style-name="P12"><text:span text:style-name="T7"/></text:p>
      <text:p text:style-name="P9"><text:span text:style-name="T3"/></text:p>
      <text:p text:style-name="P8"><text:span text:style-name="T3"/></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1T13:35:34.683619927</meta:creation-date>
    <dc:date>2022-04-21T14:03:25.989201920</dc:date>
    <meta:editing-duration>PT5M50S</meta:editing-duration>
    <meta:editing-cycles>1</meta:editing-cycles>
    <meta:document-statistic meta:table-count="0" meta:image-count="0" meta:object-count="0" meta:page-count="1" meta:paragraph-count="9" meta:word-count="464" meta:character-count="2820" meta:non-whitespace-character-count="2358"/>
    <meta:generator>LibreOffice/7.2.5.2$Linux_X86_64 LibreOffice_project/20$Build-2</meta:generator>
  </office:meta>
</office:document-meta>
</file>